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Text_20_body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Text_20_body" style:list-style-name="L1">
      <style:text-properties fo:font-size="6pt" style:font-size-asian="5.25pt" style:font-size-complex="6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2">
      <style:text-properties fo:font-size="6pt" style:font-size-asian="5.25pt" style:font-size-complex="6pt"/>
    </style:style>
    <style:style style:name="P7" style:family="paragraph" style:parent-style-name="Text_20_body" style:list-style-name="L3">
      <style:text-properties fo:font-size="6pt" style:font-size-asian="5.25pt" style:font-size-complex="6pt"/>
    </style:style>
    <style:style style:name="P8" style:family="paragraph" style:parent-style-name="Heading_20_2">
      <style:text-properties fo:font-size="6pt" style:font-size-asian="5.25pt" style:font-size-complex="6pt"/>
    </style:style>
    <style:style style:name="P9" style:family="paragraph" style:parent-style-name="Text_20_body" style:list-style-name="L4">
      <style:text-properties fo:font-size="6pt" style:font-size-asian="5.25pt" style:font-size-complex="6pt"/>
    </style:style>
    <style:style style:name="P10" style:family="paragraph" style:parent-style-name="Text_20_body" style:list-style-name="L5">
      <style:text-properties fo:font-size="6pt" style:font-size-asian="5.25pt" style:font-size-complex="6pt"/>
    </style:style>
    <style:style style:name="P11" style:family="paragraph" style:parent-style-name="Text_20_body" style:list-style-name="L6">
      <style:text-properties fo:font-size="6pt" style:font-size-asian="5.25pt" style:font-size-complex="6pt"/>
    </style:style>
    <style:style style:name="P12" style:family="paragraph" style:parent-style-name="Text_20_body" style:list-style-name="L7">
      <style:text-properties fo:font-size="6pt" style:font-size-asian="5.25pt" style:font-size-complex="6pt"/>
    </style:style>
    <style:style style:name="P13" style:family="paragraph" style:parent-style-name="Text_20_body" style:list-style-name="L8">
      <style:text-properties fo:font-size="6pt" style:font-size-asian="5.25pt" style:font-size-complex="6pt"/>
    </style:style>
    <style:style style:name="P14" style:family="paragraph" style:parent-style-name="Text_20_body" style:list-style-name="L9">
      <style:text-properties fo:font-size="6pt" style:font-size-asian="5.25pt" style:font-size-complex="6pt"/>
    </style:style>
    <style:style style:name="P15" style:family="paragraph" style:parent-style-name="Standard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📘 <text:span text:style-name="Strong_20_Emphasis">U.S. PROVISIONAL PATENT APPLICATION</text:span></text:h>
      <text:p text:style-name="P2"><text:span text:style-name="Strong_20_Emphasis">Title:</text:span><text:line-break/><text:span text:style-name="Strong_20_Emphasis">RoboChef: Automated Humanoid Meal Preparation System with Encrypted Ingredient Authorization</text:span></text:p>
      <text:p text:style-name="P2"><text:span text:style-name="Strong_20_Emphasis">Inventor:</text:span><text:line-break/><text:span text:style-name="Strong_20_Emphasis">Meir Niv</text:span><text:line-break/>United States</text:p>
      <text:p text:style-name="P2"><text:span text:style-name="Strong_20_Emphasis">Filing Type:</text:span><text:line-break/>U.S. Provisional Patent Application under 35 U.S.C. §111(b)</text:p>
      <text:p text:style-name="P3"/>
      <text:h text:style-name="P1" text:outline-level="1">📄 <text:span text:style-name="Strong_20_Emphasis">1. TITLE OF THE INVENTION</text:span></text:h>
      <text:p text:style-name="P2"><text:span text:style-name="Strong_20_Emphasis">RoboChef: Automated Humanoid Meal Preparation System with Encrypted Ingredient Authorization</text:span></text:p>
      <text:p text:style-name="P3"/>
      <text:h text:style-name="P1" text:outline-level="1">📄 <text:span text:style-name="Strong_20_Emphasis">2. CROSS-REFERENCE TO RELATED APPLICATIONS</text:span></text:h>
      <text:p text:style-name="P2">None.</text:p>
      <text:p text:style-name="P3"/>
      <text:h text:style-name="P1" text:outline-level="1">📄 <text:span text:style-name="Strong_20_Emphasis">3. FIELD OF THE INVENTION</text:span></text:h>
      <text:p text:style-name="P2">The present invention relates to <text:span text:style-name="Strong_20_Emphasis">automated food preparation</text:span>, <text:span text:style-name="Strong_20_Emphasis">robotic kitchen systems</text:span>, <text:span text:style-name="Strong_20_Emphasis">humanoid robotics</text:span>, <text:span text:style-name="Strong_20_Emphasis">AI-driven cooking</text:span>, and <text:span text:style-name="Strong_20_Emphasis">ingredient authentication technologies</text:span>. More specifically, it concerns a <text:span text:style-name="Strong_20_Emphasis">humanoid or robotic cooking system</text:span> that prepares complete meals using <text:span text:style-name="Strong_20_Emphasis">authorized ingredients containing a daily-rotating encrypted code</text:span> to ensure safety, quality, and revenue control.</text:p>
      <text:p text:style-name="P3"/>
      <text:h text:style-name="P1" text:outline-level="1">📄 <text:span text:style-name="Strong_20_Emphasis">4. BACKGROUND OF THE INVENTION</text:span></text:h>
      <text:p text:style-name="P2">Traditional cooking requires human labor, skill, time, and quality control. Existing automated cooking systems perform only limited functions, such as stirring or frying, and rely on human supervision.</text:p>
      <text:p text:style-name="P2"><text:span text:style-name="Strong_20_Emphasis">There is no existing system that combines:</text:span></text:p>
      <text:list text:style-name="L1">
        <text:list-item>
          <text:p text:style-name="P4"><text:span text:style-name="Strong_20_Emphasis">A humanoid robot</text:span> capable of performing all tasks of a human chef</text:p>
        </text:list-item>
        <text:list-item>
          <text:p text:style-name="P4"><text:span text:style-name="Strong_20_Emphasis">Encrypted ingredient authorization</text:span> to ensure meal quality and vendor compliance</text:p>
        </text:list-item>
        <text:list-item>
          <text:p text:style-name="P4"><text:span text:style-name="Strong_20_Emphasis">Cloud-controlled AI and machine learning</text:span> for recipe intelligence</text:p>
        </text:list-item>
        <text:list-item>
          <text:p text:style-name="P4"><text:span text:style-name="Strong_20_Emphasis">Sealed ingredient packages</text:span> with tamper detection</text:p>
        </text:list-item>
        <text:list-item>
          <text:p text:style-name="P4"><text:span text:style-name="Strong_20_Emphasis">Revenue-controlled food supply</text:span>, where the manufacturer profits from selling daily authentication codes</text:p>
        </text:list-item>
        <text:list-item>
          <text:p text:style-name="P4"><text:span text:style-name="Strong_20_Emphasis">Full autonomy</text:span>, from food storage to plating</text:p>
        </text:list-item>
      </text:list>
      <text:p text:style-name="P2">This invention enables a <text:span text:style-name="Strong_20_Emphasis">scalable, commercial, home, and restaurant-level robotic cooking platform</text:span> that uses human-chef recipes, ingredient consistency, and encrypted vendor certification.</text:p>
      <text:p text:style-name="P3"/>
      <text:h text:style-name="P1" text:outline-level="1">📄 <text:span text:style-name="Strong_20_Emphasis">5. SUMMARY OF THE INVENTION</text:span></text:h>
      <text:p text:style-name="P2">The invention provides:</text:p>
      <text:h text:style-name="P5" text:outline-level="3"><text:span text:style-name="Strong_20_Emphasis">A robotic or humanoid meal-preparation system comprising:</text:span></text:h>
      <text:list text:style-name="L2">
        <text:list-item>
          <text:p text:style-name="P6"><text:span text:style-name="Strong_20_Emphasis">A humanoid robot</text:span> (or alternate robotic mechanism) capable of cutting, chopping, seasoning, mixing, cooking, plating, and cleaning.</text:p>
        </text:list-item>
        <text:list-item>
          <text:p text:style-name="P6"><text:span text:style-name="Strong_20_Emphasis">A sealed-ingredient capsule system</text:span>, each package containing pre-cut, pre-washed, or raw ingredients.</text:p>
        </text:list-item>
        <text:list-item>
          <text:p text:style-name="P6"><text:span text:style-name="Strong_20_Emphasis">An Authorized Encrypted Code (AEC)</text:span> located on every ingredient package.</text:p>
        </text:list-item>
        <text:list-item>
          <text:p text:style-name="P6"><text:span text:style-name="Strong_20_Emphasis">A daily-rotating encryption key</text:span>, preventing counterfeit ingredients.</text:p>
        </text:list-item>
        <text:list-item>
          <text:p text:style-name="P6"><text:span text:style-name="Strong_20_Emphasis">A sensor suite</text:span> (visual, tactile, weight, temperature, and barcode/RFID/NFC readers).</text:p>
        </text:list-item>
        <text:list-item>
          <text:p text:style-name="P6"><text:span text:style-name="Strong_20_Emphasis">Cloud-based AI and recipe intelligence</text:span>, with automatic learning from user feedback.</text:p>
        </text:list-item>
        <text:list-item>
          <text:p text:style-name="P6"><text:span text:style-name="Strong_20_Emphasis">A humanoid behavioral model</text:span>, enabling the robot to use regular, commercially available kitchen tools and appliances.</text:p>
        </text:list-item>
        <text:list-item>
          <text:p text:style-name="P6"><text:span text:style-name="Strong_20_Emphasis">A personalization algorithm</text:span>, allowing the machine to learn a household’s tastes, allergies, and preferences.</text:p>
        </text:list-item>
        <text:list-item>
          <text:p text:style-name="P6"><text:soft-page-break/><text:span text:style-name="Strong_20_Emphasis">A customizable ingredient mode</text:span>, allowing the user to insert personal ingredients in a “custom capsule” with the robot automatically incorporating them into the dish.</text:p>
        </text:list-item>
        <text:list-item>
          <text:p text:style-name="P6"><text:span text:style-name="Strong_20_Emphasis">A tiered machine model</text:span> (Personal, Family, and Restaurant sizes).</text:p>
        </text:list-item>
      </text:list>
      <text:h text:style-name="P5" text:outline-level="3"><text:span text:style-name="Strong_20_Emphasis">Unique patentable element (core claim):</text:span></text:h>
      <text:p text:style-name="P2"><text:span text:style-name="Strong_20_Emphasis">The RoboChef machine will not accept any food ingredient unless it contains a valid Authorized Encrypted Code (AEC), which is decoded and authenticated using a key updated daily.</text:span><text:line-break/>This mechanism controls safety, quality, intellectual property, and revenue.</text:p>
      <text:p text:style-name="P3"/>
      <text:h text:style-name="P1" text:outline-level="1">📄 <text:span text:style-name="Strong_20_Emphasis">6. BRIEF DESCRIPTION OF THE DRAWINGS (Placeholder)</text:span></text:h>
      <text:p text:style-name="P2">(You may add drawings later when filing.)</text:p>
      <text:list text:style-name="L3">
        <text:list-item>
          <text:p text:style-name="P7"><text:span text:style-name="Strong_20_Emphasis">FIG. 1</text:span> – Humanoid cooking system layout</text:p>
        </text:list-item>
        <text:list-item>
          <text:p text:style-name="P7"><text:span text:style-name="Strong_20_Emphasis">FIG. 2</text:span> – Sealed capsule with AEC</text:p>
        </text:list-item>
        <text:list-item>
          <text:p text:style-name="P7"><text:span text:style-name="Strong_20_Emphasis">FIG. 3</text:span> – Daily key generator &amp; cloud authentication</text:p>
        </text:list-item>
        <text:list-item>
          <text:p text:style-name="P7"><text:span text:style-name="Strong_20_Emphasis">FIG. 4</text:span> – Robot interacting with commercial appliances</text:p>
        </text:list-item>
        <text:list-item>
          <text:p text:style-name="P7"><text:span text:style-name="Strong_20_Emphasis">FIG. 5</text:span> – Workflow: ingredient → authentication → cooking → plating</text:p>
        </text:list-item>
      </text:list>
      <text:p text:style-name="P3"/>
      <text:h text:style-name="P1" text:outline-level="1">📄 <text:span text:style-name="Strong_20_Emphasis">7. DETAILED DESCRIPTION OF THE INVENTION</text:span></text:h>
      <text:h text:style-name="P8" text:outline-level="2"><text:span text:style-name="Strong_20_Emphasis">7.1 System Overview</text:span></text:h>
      <text:p text:style-name="P2">The invention comprises:</text:p>
      <text:list text:style-name="L4">
        <text:list-item>
          <text:p text:style-name="P9"><text:span text:style-name="Strong_20_Emphasis">Humanoid Robotic Chef</text:span></text:p>
          <text:list>
            <text:list-item>
              <text:p text:style-name="P9">Two arms with hands or end-effectors.</text:p>
            </text:list-item>
            <text:list-item>
              <text:p text:style-name="P9">Ability to use standard pots, pans, knives, utensils.</text:p>
            </text:list-item>
            <text:list-item>
              <text:p text:style-name="P9">Vision system for detecting ingredients, cooking status, and environment.</text:p>
            </text:list-item>
            <text:list-item>
              <text:p text:style-name="P9">Ability to sauté, fry, bake, boil, steam, chop, slice, season, mix, and plate food.</text:p>
            </text:list-item>
            <text:list-item>
              <text:p text:style-name="P9">Operates in any normal kitchen layout.</text:p>
            </text:list-item>
          </text:list>
        </text:list-item>
        <text:list-item>
          <text:p text:style-name="P9"><text:span text:style-name="Strong_20_Emphasis">Food Capsules (Sealed Packages) with AEC</text:span></text:p>
          <text:list>
            <text:list-item>
              <text:p text:style-name="P9">Vacuum sealed or atmosphere controlled.</text:p>
            </text:list-item>
            <text:list-item>
              <text:p text:style-name="P9">Contain raw, pre-cut, pre-washed, or mixed ingredients.</text:p>
            </text:list-item>
            <text:list-item>
              <text:p text:style-name="P9">Each capsule includes an <text:span text:style-name="Strong_20_Emphasis">Authorized Encrypted Code (AEC)</text:span> via:</text:p>
              <text:list>
                <text:list-item>
                  <text:p text:style-name="P9">barcode</text:p>
                </text:list-item>
                <text:list-item>
                  <text:p text:style-name="P9">QR code</text:p>
                </text:list-item>
                <text:list-item>
                  <text:p text:style-name="P9">NFC chip</text:p>
                </text:list-item>
                <text:list-item>
                  <text:p text:style-name="P9">RFID tag</text:p>
                </text:list-item>
                <text:list-item>
                  <text:p text:style-name="P9">embedded microchip</text:p>
                </text:list-item>
              </text:list>
            </text:list-item>
            <text:list-item>
              <text:p text:style-name="P9">A tamper-evident seal ensures integrity.</text:p>
            </text:list-item>
          </text:list>
        </text:list-item>
        <text:list-item>
          <text:p text:style-name="P9"><text:span text:style-name="Strong_20_Emphasis">Daily-Rotating Encryption Key</text:span></text:p>
          <text:list>
            <text:list-item>
              <text:p text:style-name="P9">A proprietary cloud-controlled system generates a <text:span text:style-name="Strong_20_Emphasis">new key every 24 hours</text:span>.</text:p>
            </text:list-item>
            <text:list-item>
              <text:p text:style-name="P9">Vendors must purchase AECs.</text:p>
            </text:list-item>
            <text:list-item>
              <text:p text:style-name="P9">Unauthorized or expired AECs are rejected automatically.</text:p>
            </text:list-item>
            <text:list-item>
              <text:p text:style-name="P9">Enables food safety &amp; business revenue model.</text:p>
            </text:list-item>
          </text:list>
        </text:list-item>
        <text:list-item>
          <text:p text:style-name="P9"><text:span text:style-name="Strong_20_Emphasis">Authentication Steps</text:span></text:p>
          <text:list>
            <text:list-item>
              <text:p text:style-name="P9">Robot scans AEC.</text:p>
            </text:list-item>
            <text:list-item>
              <text:p text:style-name="P9">Decrypts using daily key from cloud.</text:p>
            </text:list-item>
            <text:list-item>
              <text:p text:style-name="P9">Verifies:</text:p>
              <text:list>
                <text:list-item>
                  <text:p text:style-name="P9">vendor</text:p>
                </text:list-item>
                <text:list-item>
                  <text:p text:style-name="P9"><text:soft-page-break/>freshness</text:p>
                </text:list-item>
                <text:list-item>
                  <text:p text:style-name="P9">expiration</text:p>
                </text:list-item>
                <text:list-item>
                  <text:p text:style-name="P9">recipe compatibility</text:p>
                </text:list-item>
                <text:list-item>
                  <text:p text:style-name="P9">safety profile</text:p>
                </text:list-item>
              </text:list>
            </text:list-item>
            <text:list-item>
              <text:p text:style-name="P9">Rejects any package failing validation.</text:p>
            </text:list-item>
          </text:list>
        </text:list-item>
        <text:list-item>
          <text:p text:style-name="P9"><text:span text:style-name="Strong_20_Emphasis">Cloud AI, ML, and Recipe Intelligence</text:span></text:p>
          <text:list>
            <text:list-item>
              <text:p text:style-name="P9">Recipes stored in a cloud server.</text:p>
            </text:list-item>
            <text:list-item>
              <text:p text:style-name="P9">Humanoid robot retrieves detailed step-by-step instructions.</text:p>
            </text:list-item>
            <text:list-item>
              <text:p text:style-name="P9">ML engine learns:</text:p>
              <text:list>
                <text:list-item>
                  <text:p text:style-name="P9">user preferences</text:p>
                </text:list-item>
                <text:list-item>
                  <text:p text:style-name="P9">cooking adjustments</text:p>
                </text:list-item>
                <text:list-item>
                  <text:p text:style-name="P9">seasoning levels</text:p>
                </text:list-item>
                <text:list-item>
                  <text:p text:style-name="P9">timing improvements</text:p>
                </text:list-item>
              </text:list>
            </text:list-item>
            <text:list-item>
              <text:p text:style-name="P9">Chefs worldwide may submit recipes.</text:p>
            </text:list-item>
            <text:list-item>
              <text:p text:style-name="P9">RoboChef licenses recipes and protects them via AEC compliance.</text:p>
            </text:list-item>
          </text:list>
        </text:list-item>
        <text:list-item>
          <text:p text:style-name="P9"><text:span text:style-name="Strong_20_Emphasis">User Interface</text:span></text:p>
          <text:list>
            <text:list-item>
              <text:p text:style-name="P9">Phone, tablet, desktop, or built-in screen.</text:p>
            </text:list-item>
            <text:list-item>
              <text:p text:style-name="P9">Allows:</text:p>
              <text:list>
                <text:list-item>
                  <text:p text:style-name="P9">recipe selection</text:p>
                </text:list-item>
                <text:list-item>
                  <text:p text:style-name="P9">custom ingredient selection</text:p>
                </text:list-item>
                <text:list-item>
                  <text:p text:style-name="P9">nutrition info</text:p>
                </text:list-item>
                <text:list-item>
                  <text:p text:style-name="P9">allergen warnings</text:p>
                </text:list-item>
                <text:list-item>
                  <text:p text:style-name="P9">cooking progress</text:p>
                </text:list-item>
                <text:list-item>
                  <text:p text:style-name="P9">personalization</text:p>
                </text:list-item>
                <text:list-item>
                  <text:p text:style-name="P9">subscription recipes</text:p>
                </text:list-item>
              </text:list>
            </text:list-item>
          </text:list>
        </text:list-item>
        <text:list-item>
          <text:p text:style-name="P9"><text:span text:style-name="Strong_20_Emphasis">Custom Ingredient Mode</text:span></text:p>
          <text:list>
            <text:list-item>
              <text:p text:style-name="P9">User places personal ingredients in a <text:span text:style-name="Strong_20_Emphasis">blank capsule</text:span>.</text:p>
            </text:list-item>
            <text:list-item>
              <text:p text:style-name="P9">Robot recognizes it as non-standard.</text:p>
            </text:list-item>
            <text:list-item>
              <text:p text:style-name="P9">Robot adapts recipe dynamically using AI.</text:p>
            </text:list-item>
            <text:list-item>
              <text:p text:style-name="P9">Popular user additions can be promoted to official recipes.</text:p>
            </text:list-item>
          </text:list>
        </text:list-item>
      </text:list>
      <text:p text:style-name="P3"/>
      <text:h text:style-name="P1" text:outline-level="1">📄 <text:span text:style-name="Strong_20_Emphasis">8. OPERATIONAL WORKFLOW</text:span></text:h>
      <text:list text:style-name="L5">
        <text:list-item>
          <text:p text:style-name="P10">User selects recipe.</text:p>
        </text:list-item>
        <text:list-item>
          <text:p text:style-name="P10">Robot requests required capsules.</text:p>
        </text:list-item>
        <text:list-item>
          <text:p text:style-name="P10">Robot scans capsules and authenticates AEC.</text:p>
        </text:list-item>
        <text:list-item>
          <text:p text:style-name="P10">Cloud server returns approval or rejection.</text:p>
        </text:list-item>
        <text:list-item>
          <text:p text:style-name="P10">Robot opens sealed capsules (only after valid AEC).</text:p>
        </text:list-item>
        <text:list-item>
          <text:p text:style-name="P10">Robot performs all cooking tasks autonomously.</text:p>
        </text:list-item>
        <text:list-item>
          <text:p text:style-name="P10">Robot plates the meal.</text:p>
        </text:list-item>
        <text:list-item>
          <text:p text:style-name="P10">Robot cleans the workspace (optional mode).</text:p>
        </text:list-item>
      </text:list>
      <text:p text:style-name="P3"/>
      <text:h text:style-name="P1" text:outline-level="1"><text:soft-page-break/>📄 <text:span text:style-name="Strong_20_Emphasis">9. ADVANTAGES OF THE INVENTION</text:span></text:h>
      <text:h text:style-name="P5" text:outline-level="3"><text:span text:style-name="Strong_20_Emphasis">9.1 Technical Advantages</text:span></text:h>
      <text:list text:style-name="L6">
        <text:list-item>
          <text:p text:style-name="P11">Full humanoid cooking capability</text:p>
        </text:list-item>
        <text:list-item>
          <text:p text:style-name="P11">No need for custom industrial machinery — uses standard kitchens</text:p>
        </text:list-item>
        <text:list-item>
          <text:p text:style-name="P11">Secure encrypted ingredient supply chain</text:p>
        </text:list-item>
        <text:list-item>
          <text:p text:style-name="P11">ML adaptive cooking</text:p>
        </text:list-item>
        <text:list-item>
          <text:p text:style-name="P11">Cloud-based real-time personalization</text:p>
        </text:list-item>
        <text:list-item>
          <text:p text:style-name="P11">Full automation from raw ingredients to plated dish</text:p>
        </text:list-item>
      </text:list>
      <text:h text:style-name="P5" text:outline-level="3"><text:span text:style-name="Strong_20_Emphasis">9.2 Business Model Advantages</text:span></text:h>
      <text:list text:style-name="L7">
        <text:list-item>
          <text:p text:style-name="P12">Recurring revenue from:</text:p>
          <text:list>
            <text:list-item>
              <text:p text:style-name="P12">Ingredient vendors purchasing AEC codes</text:p>
            </text:list-item>
            <text:list-item>
              <text:p text:style-name="P12">Subscription to recipe catalog</text:p>
            </text:list-item>
            <text:list-item>
              <text:p text:style-name="P12">Premium chef-branded recipes</text:p>
            </text:list-item>
          </text:list>
        </text:list-item>
        <text:list-item>
          <text:p text:style-name="P12">Protects intellectual property</text:p>
        </text:list-item>
        <text:list-item>
          <text:p text:style-name="P12">Prevents counterfeit food suppliers</text:p>
        </text:list-item>
        <text:list-item>
          <text:p text:style-name="P12">Scalable: home → family → restaurant → food industry</text:p>
        </text:list-item>
      </text:list>
      <text:h text:style-name="P5" text:outline-level="3"><text:span text:style-name="Strong_20_Emphasis">9.3 Safety Advantages</text:span></text:h>
      <text:list text:style-name="L8">
        <text:list-item>
          <text:p text:style-name="P13">Tamper-evident packaging</text:p>
        </text:list-item>
        <text:list-item>
          <text:p text:style-name="P13">Rejects unsafe or expired food</text:p>
        </text:list-item>
        <text:list-item>
          <text:p text:style-name="P13">Cloud-verified data ensures compliance</text:p>
        </text:list-item>
      </text:list>
      <text:p text:style-name="P3"/>
      <text:h text:style-name="P1" text:outline-level="1">📄 <text:span text:style-name="Strong_20_Emphasis">10. CLAIMS</text:span></text:h>
      <text:p text:style-name="P2">(These are drafted broadly for a provisional application.)</text:p>
      <text:h text:style-name="P5" text:outline-level="3"><text:span text:style-name="Strong_20_Emphasis">Claim 1 (Core Claim – Extremely Important):</text:span></text:h>
      <text:p text:style-name="P2">A robotic or humanoid meal-preparation system configured to accept ingredients only if the ingredients include an Authorized Encrypted Code (AEC), wherein the AEC is decoded using a daily-changing encryption key provided by a remote server, and wherein the system rejects any ingredient lacking a valid AEC.</text:p>
      <text:h text:style-name="P5" text:outline-level="3"><text:span text:style-name="Strong_20_Emphasis">Claim 2:</text:span></text:h>
      <text:p text:style-name="P2">The system of claim 1, wherein the AEC comprises a barcode, QR code, RFID tag, NFC chip, or embedded microchip.</text:p>
      <text:h text:style-name="P5" text:outline-level="3"><text:span text:style-name="Strong_20_Emphasis">Claim 3:</text:span></text:h>
      <text:p text:style-name="P2">The system of claim 1, further comprising a humanoid robot capable of manipulating standard commercial kitchen tools and appliances.</text:p>
      <text:h text:style-name="P5" text:outline-level="3"><text:span text:style-name="Strong_20_Emphasis">Claim 4:</text:span></text:h>
      <text:p text:style-name="P2">The system of claim 3, wherein the humanoid performs cutting, chopping, mixing, stirring, sautéing, frying, boiling, baking, steaming, seasoning, and plating tasks.</text:p>
      <text:h text:style-name="P5" text:outline-level="3"><text:span text:style-name="Strong_20_Emphasis">Claim 5:</text:span></text:h>
      <text:p text:style-name="P2">The system of claim 1, wherein food capsules are vacuum-sealed and tamper-evident.</text:p>
      <text:h text:style-name="P5" text:outline-level="3"><text:span text:style-name="Strong_20_Emphasis">Claim 6:</text:span></text:h>
      <text:p text:style-name="P2">The system of claim 1, wherein the cloud server maintains recipe data, user preferences, and ML cooking models.</text:p>
      <text:h text:style-name="P5" text:outline-level="3"><text:span text:style-name="Strong_20_Emphasis">Claim 7:</text:span></text:h>
      <text:p text:style-name="P2">The system of claim 1, wherein the daily encryption key is generated by a random key generator under control of the patent holder.</text:p>
      <text:h text:style-name="P5" text:outline-level="3"><text:span text:style-name="Strong_20_Emphasis">Claim 8:</text:span></text:h>
      <text:p text:style-name="P2">The system of claim 1, wherein unauthorized vendors cannot supply compatible ingredients without purchasing AEC codes.</text:p>
      <text:h text:style-name="P5" text:outline-level="3"><text:soft-page-break/><text:span text:style-name="Strong_20_Emphasis">Claim 9:</text:span></text:h>
      <text:p text:style-name="P2">The system of claim 1, further enabling user-customized ingredients via a blank capsule that the humanoid robot automatically incorporates using dynamic AI adaptation.</text:p>
      <text:h text:style-name="P5" text:outline-level="3"><text:span text:style-name="Strong_20_Emphasis">Claim 10:</text:span></text:h>
      <text:p text:style-name="P2">A scalable robotic cooking platform as in claims 1–9, available in personal, family, and restaurant configurations.</text:p>
      <text:p text:style-name="P3"/>
      <text:h text:style-name="P1" text:outline-level="1">📄 <text:span text:style-name="Strong_20_Emphasis">11. CONCLUSION</text:span></text:h>
      <text:p text:style-name="P2">The RoboChef invention introduces a <text:span text:style-name="Strong_20_Emphasis">humanoid robotic cooking system</text:span> combined with a <text:span text:style-name="Strong_20_Emphasis">secure encrypted ingredient authorization mechanism</text:span>. The invention uniquely merges robotics, food technology, cloud AI, and encryption to create a safe, high-quality, and profitable automated meal preparation ecosystem.</text:p>
      <text:p text:style-name="P2">This U.S. Provisional Patent Application provides full disclosure enabling future conversion into a non-provisional US patent or a PCT international application.</text:p>
      <text:p text:style-name="P3"/>
      <text:h text:style-name="P1" text:outline-level="1">📄 <text:span text:style-name="Strong_20_Emphasis">12. ATTACHMENTS (OPTIONAL)</text:span></text:h>
      <text:p text:style-name="P2">You may later add:</text:p>
      <text:list text:style-name="L9">
        <text:list-item>
          <text:p text:style-name="P14">sketches</text:p>
        </text:list-item>
        <text:list-item>
          <text:p text:style-name="P14">block diagrams</text:p>
        </text:list-item>
        <text:list-item>
          <text:p text:style-name="P14">flowcharts</text:p>
        </text:list-item>
        <text:list-item>
          <text:p text:style-name="P14">capsule design</text:p>
        </text:list-item>
        <text:list-item>
          <text:p text:style-name="P14">robot hand interactions</text:p>
        </text:list-item>
        <text:list-item>
          <text:p text:style-name="P14">encryption key workflow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13:49:20.877828100</meta:creation-date>
    <dc:date>2025-11-16T13:50:56.785448900</dc:date>
    <meta:editing-duration>PT1M36S</meta:editing-duration>
    <meta:editing-cycles>1</meta:editing-cycles>
    <meta:document-statistic meta:table-count="0" meta:image-count="0" meta:object-count="0" meta:page-count="5" meta:paragraph-count="163" meta:word-count="1297" meta:character-count="8588" meta:non-whitespace-character-count="7555"/>
    <meta:generator>LibreOffice/25.8.2.2$Windows_X86_64 LibreOffice_project/d401f2107ccab8f924a8e2df40f573aab7605b6f</meta:generator>
  </office:meta>
</office:document-meta>
</file>